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fd1" officeooo:paragraph-rsid="000aefd1"/>
    </style:style>
    <style:style style:name="P2" style:family="paragraph" style:parent-style-name="Standard">
      <style:text-properties officeooo:rsid="001a0be4" officeooo:paragraph-rsid="000bf377"/>
    </style:style>
    <style:style style:name="P3" style:family="paragraph" style:parent-style-name="Standard">
      <style:text-properties fo:color="#000000" fo:font-size="12pt" fo:font-weight="normal" officeooo:rsid="001b8165" officeooo:paragraph-rsid="000bf377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0d5d94" officeooo:paragraph-rsid="000d5d94"/>
    </style:style>
    <style:style style:name="P5" style:family="paragraph" style:parent-style-name="Text_20_body">
      <style:paragraph-properties fo:text-align="justify" style:justify-single-word="false"/>
      <style:text-properties fo:color="#000099" fo:font-size="12pt" fo:font-weight="normal" officeooo:rsid="001bb3b3" officeooo:paragraph-rsid="000bf377" fo:background-color="#ffffff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officeooo:paragraph-rsid="000bf377"/>
    </style:style>
    <style:style style:name="P7" style:family="paragraph" style:parent-style-name="Text_20_body">
      <style:text-properties fo:font-weight="bold" officeooo:paragraph-rsid="000bf377" style:font-weight-asian="bold" style:font-weight-complex="bold"/>
    </style:style>
    <style:style style:name="P8" style:family="paragraph" style:parent-style-name="Text_20_body">
      <style:text-properties officeooo:paragraph-rsid="000bf377"/>
    </style:style>
    <style:style style:name="P9" style:family="paragraph" style:parent-style-name="Text_20_body">
      <style:paragraph-properties fo:margin-top="0cm" fo:margin-bottom="0.499cm" loext:contextual-spacing="false"/>
      <style:text-properties fo:color="#000099" style:font-name="Liberation Serif" fo:font-size="14pt" fo:font-weight="normal" officeooo:rsid="001bb3b3" officeooo:paragraph-rsid="000bf377" fo:background-color="#ffffff" style:font-name-asian="Noto Sans CJK SC Regular" style:font-size-asian="14pt" style:font-weight-asian="normal" style:font-name-complex="FreeSans" style:font-size-complex="14pt" style:font-weight-complex="normal"/>
    </style:style>
    <style:style style:name="P10" style:family="paragraph" style:parent-style-name="Text_20_body">
      <style:paragraph-properties fo:margin-top="0cm" fo:margin-bottom="0.499cm" loext:contextual-spacing="false"/>
      <style:text-properties fo:color="#000099" style:font-name="Liberation Serif" fo:font-size="12pt" fo:font-weight="bold" officeooo:paragraph-rsid="000bf377" style:font-name-asian="Noto Sans CJK SC Regular" style:font-size-asian="12pt" style:font-weight-asian="bold" style:font-name-complex="FreeSans" style:font-size-complex="12pt" style:font-weight-complex="bold"/>
    </style:style>
    <style:style style:name="P11" style:family="paragraph" style:parent-style-name="Text_20_body">
      <style:paragraph-properties fo:margin-top="0cm" fo:margin-bottom="0.499cm" loext:contextual-spacing="false"/>
      <style:text-properties style:font-name="Liberation Serif" fo:font-size="12pt" officeooo:rsid="001a0be4" officeooo:paragraph-rsid="000bf377" style:font-size-asian="12pt" style:font-size-complex="12pt"/>
    </style:style>
    <style:style style:name="P12" style:family="paragraph" style:parent-style-name="Text_20_body">
      <style:paragraph-properties fo:margin-top="0cm" fo:margin-bottom="0.499cm" loext:contextual-spacing="false"/>
      <style:text-properties style:font-name="Liberation Serif" fo:font-size="12pt" officeooo:paragraph-rsid="000bf377" style:font-size-asian="12pt" style:font-size-complex="12pt"/>
    </style:style>
    <style:style style:name="P13" style:family="paragraph" style:parent-style-name="Text_20_body">
      <style:paragraph-properties fo:margin-top="0cm" fo:margin-bottom="0.499cm" loext:contextual-spacing="false"/>
      <style:text-properties fo:color="#000000" style:font-name="Liberation Serif" fo:font-size="12pt" fo:font-weight="bold" officeooo:paragraph-rsid="000bf377" style:font-name-asian="Noto Sans CJK SC Regular" style:font-size-asian="12pt" style:font-weight-asian="bold" style:font-name-complex="FreeSans" style:font-size-complex="12pt" style:font-weight-complex="bold"/>
    </style:style>
    <style:style style:name="P14" style:family="paragraph" style:parent-style-name="Text_20_body">
      <style:paragraph-properties fo:margin-top="0cm" fo:margin-bottom="0.499cm" loext:contextual-spacing="false"/>
      <style:text-properties fo:font-weight="bold" officeooo:paragraph-rsid="000bf377" style:font-weight-asian="bold" style:font-weight-complex="bold"/>
    </style:style>
    <style:style style:name="P15" style:family="paragraph" style:parent-style-name="Text_20_body">
      <style:paragraph-properties fo:margin-top="0cm" fo:margin-bottom="0.499cm" loext:contextual-spacing="false"/>
      <style:text-properties officeooo:paragraph-rsid="000bf377"/>
    </style:style>
    <style:style style:name="P16" style:family="paragraph" style:parent-style-name="Text_20_body">
      <style:paragraph-properties fo:margin-top="0cm" fo:margin-bottom="0.499cm" loext:contextual-spacing="false"/>
      <style:text-properties officeooo:rsid="001bb3b3" officeooo:paragraph-rsid="000bf377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paragraph-rsid="000bf377"/>
    </style:style>
    <style:style style:name="P18" style:family="paragraph" style:parent-style-name="Heading_20_2">
      <style:paragraph-properties fo:margin-top="0cm" fo:margin-bottom="0.499cm" loext:contextual-spacing="false"/>
      <style:text-properties fo:color="#0000cc" fo:font-size="12pt" fo:font-weight="bold" officeooo:paragraph-rsid="000bf377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officeooo:rsid="000aefd1" officeooo:paragraph-rsid="000aefd1"/>
    </style:style>
    <style:style style:name="P20" style:family="paragraph" style:parent-style-name="Preformatted_20_Text">
      <style:text-properties officeooo:paragraph-rsid="000aefd1"/>
    </style:style>
    <style:style style:name="P21" style:family="paragraph" style:parent-style-name="Preformatted_20_Text">
      <style:text-properties fo:font-weight="bold" officeooo:paragraph-rsid="000bf377" style:font-weight-asian="bold" style:font-weight-complex="bold"/>
    </style:style>
    <style:style style:name="P22" style:family="paragraph" style:parent-style-name="Preformatted_20_Text">
      <style:text-properties officeooo:paragraph-rsid="000bf377"/>
    </style:style>
    <style:style style:name="P23" style:family="paragraph" style:parent-style-name="Preformatted_20_Text">
      <style:paragraph-properties fo:margin-top="0cm" fo:margin-bottom="0.499cm" loext:contextual-spacing="false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0aefd1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rsid="000aefd1" officeooo:paragraph-rsid="000aefd1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rsid="000aefd1" officeooo:paragraph-rsid="000bf377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weight="bold" officeooo:rsid="000aefd1" officeooo:paragraph-rsid="000aefd1" style:font-weight-asian="bold" style:font-weight-complex="bold"/>
    </style:style>
    <style:style style:name="P28" style:family="paragraph" style:parent-style-name="Preformatted_20_Text">
      <style:paragraph-properties fo:margin-top="0cm" fo:margin-bottom="0.499cm" loext:contextual-spacing="false" fo:line-height="100%"/>
      <style:text-properties fo:font-weight="bold" officeooo:paragraph-rsid="000bf377" style:font-weight-asian="bold" style:font-weight-complex="bold"/>
    </style:style>
    <style:style style:name="P29" style:family="paragraph" style:parent-style-name="Preformatted_20_Text">
      <style:paragraph-properties fo:margin-top="0cm" fo:margin-bottom="0.499cm" loext:contextual-spacing="false"/>
      <style:text-properties fo:font-weight="bold" officeooo:rsid="001b8165" officeooo:paragraph-rsid="000bf377" style:font-weight-asian="bold" style:font-weight-complex="bold"/>
    </style:style>
    <style:style style:name="P30" style:family="paragraph" style:parent-style-name="Preformatted_20_Text">
      <style:paragraph-properties fo:margin-top="0cm" fo:margin-bottom="0.499cm" loext:contextual-spacing="false"/>
      <style:text-properties fo:font-weight="bold" officeooo:paragraph-rsid="000bf377" style:font-weight-asian="bold" style:font-weight-complex="bold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rsid="000bf377" officeooo:paragraph-rsid="000bf377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0bf377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weight="normal" officeooo:rsid="001bb3b3" officeooo:paragraph-rsid="000bf377" fo:background-color="#ffffff" style:font-name-asian="Noto Sans CJK SC Regular" style:font-size-asian="12pt" style:font-weight-asian="normal" style:font-name-complex="FreeSans" style:font-size-complex="12pt" style:font-weight-complex="normal"/>
    </style:style>
    <style:style style:name="P34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weight="bold" officeooo:paragraph-rsid="000bf377" style:font-name-asian="Noto Sans CJK SC Regular" style:font-size-asian="12pt" style:font-weight-asian="bold" style:font-name-complex="FreeSans" style:font-size-complex="12pt" style:font-weight-complex="bold"/>
    </style:style>
    <style:style style:name="P35" style:family="paragraph" style:parent-style-name="Preformatted_20_Text">
      <style:paragraph-properties fo:margin-top="0cm" fo:margin-bottom="0.499cm" loext:contextual-spacing="false" fo:line-height="100%"/>
      <style:text-properties officeooo:paragraph-rsid="000bf377"/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rsid="001a0be4" officeooo:paragraph-rsid="000bf377"/>
    </style:style>
    <style:style style:name="P37" style:family="paragraph" style:parent-style-name="Preformatted_20_Text">
      <style:paragraph-properties fo:margin-top="0cm" fo:margin-bottom="0.499cm" loext:contextual-spacing="false"/>
      <style:text-properties fo:font-weight="normal" officeooo:rsid="001b8165" officeooo:paragraph-rsid="000bf377" style:font-weight-asian="normal" style:font-weight-complex="normal"/>
    </style:style>
    <style:style style:name="P38" style:family="paragraph" style:parent-style-name="Preformatted_20_Text">
      <style:paragraph-properties fo:margin-top="0cm" fo:margin-bottom="0.499cm" loext:contextual-spacing="false"/>
      <style:text-properties fo:font-weight="normal" officeooo:rsid="004da362" officeooo:paragraph-rsid="000bf377" fo:background-color="#ffff00" style:font-weight-asian="normal" style:font-weight-complex="normal"/>
    </style:style>
    <style:style style:name="T1" style:family="text">
      <style:text-properties officeooo:rsid="000aefd1"/>
    </style:style>
    <style:style style:name="T2" style:family="text">
      <style:text-properties officeooo:rsid="000bf377"/>
    </style:style>
    <style:style style:name="T3" style:family="text">
      <style:text-properties fo:color="#000000"/>
    </style:style>
    <style:style style:name="T4" style:family="text">
      <style:text-properties fo:color="#000000" officeooo:rsid="00213c51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fo:background-color="#ffffff" loext:char-shading-value="0" style:font-size-asian="12pt" style:font-size-complex="12pt"/>
    </style:style>
    <style:style style:name="T7" style:family="text">
      <style:text-properties fo:color="#000000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fo:background-color="#ffffff" loext:char-shading-value="0" style:font-name-asian="Noto Sans CJK SC Regular" style:font-size-asian="12pt" style:font-weight-asian="normal" style:font-name-complex="FreeSans" style:font-size-complex="12pt" style:font-weight-complex="normal"/>
    </style:style>
    <style:style style:name="T9" style:family="text">
      <style:text-properties fo:color="#000000" style:font-name="Liberation Serif" fo:font-size="12pt" fo:font-weight="normal" officeooo:rsid="001bb3b3" fo:background-color="#ffffff" loext:char-shading-value="0" style:font-name-asian="Noto Sans CJK SC Regular" style:font-size-asian="12pt" style:font-weight-asian="normal" style:font-name-complex="FreeSans" style:font-size-complex="12pt" style:font-weight-complex="normal"/>
    </style:style>
    <style:style style:name="T10" style:family="text">
      <style:text-properties fo:color="#000000" style:font-name="Liberation Serif" fo:font-size="12pt" fo:background-color="#ffffff" loext:char-shading-value="0" style:font-name-asian="Noto Sans CJK SC Regular" style:font-size-asian="12pt" style:font-name-complex="FreeSans" style:font-size-complex="12pt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01b8165" style:font-size-asian="12pt" style:font-size-complex="12pt"/>
    </style:style>
    <style:style style:name="T1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3e7aa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b1c36" style:font-weight-asian="bold" style:font-weight-complex="bold"/>
    </style:style>
    <style:style style:name="T19" style:family="text">
      <style:text-properties fo:font-size="11pt" fo:font-weight="normal" style:font-size-asian="11pt" style:font-weight-asian="normal" style:font-size-complex="11pt" style:font-weight-complex="normal"/>
    </style:style>
    <style:style style:name="T20" style:family="text">
      <style:text-properties officeooo:rsid="004da36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ddamsetty.sahithi_VT-936.docx</text:p>
      <text:p text:style-name="P1">1.</text:p>
      <text:p text:style-name="P19">#!/usr/bin/python <text:s text:c="3"/></text:p>
      <text:p text:style-name="Preformatted_20_Text">class BankAccount:</text:p>
      <text:p text:style-name="Preformatted_20_Text"><text:s text:c="8"/>def __init__(self,Name,AcNo,Balance=0):</text:p>
      <text:p text:style-name="Preformatted_20_Text"><text:s text:c="16"/>self.Balance=Balance</text:p>
      <text:p text:style-name="Preformatted_20_Text"><text:s text:c="16"/>self.Name = Name</text:p>
      <text:p text:style-name="Preformatted_20_Text"><text:s text:c="16"/>self.AcNo=AcNo</text:p>
      <text:p text:style-name="Preformatted_20_Text"/>
      <text:p text:style-name="Preformatted_20_Text"><text:s text:c="8"/>def withdraw(self,amount):</text:p>
      <text:p text:style-name="Preformatted_20_Text"><text:s text:c="16"/>self.Balance -= amount <text:s text:c="3"/></text:p>
      <text:p text:style-name="Preformatted_20_Text"><text:s text:c="16"/>print amount," Rupees withdraw from your account"</text:p>
      <text:p text:style-name="Preformatted_20_Text"/>
      <text:p text:style-name="Preformatted_20_Text"><text:s text:c="8"/>def deposit(self,amount):</text:p>
      <text:p text:style-name="Preformatted_20_Text"><text:s text:c="16"/>self.Balance += amount <text:s text:c="3"/></text:p>
      <text:p text:style-name="Preformatted_20_Text"><text:s text:c="16"/>print amount," Rupees deposited in your account"</text:p>
      <text:p text:style-name="Preformatted_20_Text"/>
      <text:p text:style-name="Preformatted_20_Text"><text:s text:c="8"/>def current_balance(self):</text:p>
      <text:p text:style-name="Preformatted_20_Text"><text:s text:c="16"/>print"Current balance of your account is ",self.Balance</text:p>
      <text:p text:style-name="Preformatted_20_Text"><text:s text:c="8"/></text:p>
      <text:p text:style-name="Preformatted_20_Text"><text:s text:c="8"/>def transfer_account(self):</text:p>
      <text:p text:style-name="Preformatted_20_Text"><text:s text:c="16"/>print"Amount is been transfered to ",self.Name</text:p>
      <text:p text:style-name="Preformatted_20_Text"><text:s text:c="16"/>print"Amount is been transfered to ",self.AcNo</text:p>
      <text:p text:style-name="Preformatted_20_Text"/>
      <text:p text:style-name="Preformatted_20_Text">Saving_account=BankAccount("S<text:span text:style-name="T1">ahithi</text:span>",30542155,5000)</text:p>
      <text:p text:style-name="Preformatted_20_Text">Saving_account.transfer_account()</text:p>
      <text:p text:style-name="Preformatted_20_Text">Saving_account.withdraw(1000)</text:p>
      <text:p text:style-name="Preformatted_20_Text">Saving_account.deposit(2000)</text:p>
      <text:p text:style-name="P20">Saving_account.current_balance()</text:p>
      <text:p text:style-name="P20"><text:span text:style-name="T1">2.</text:span></text:p>
      <text:p text:style-name="P20"><text:span text:style-name="T1">Inheritance:</text:span> <text:s/></text:p>
      <text:p text:style-name="P20"><text:s text:c="2"/><text:span text:style-name="T1">A class which can inherit attributes and behaviour methods from another class is called inheritance</text:span> </text:p>
      <text:p text:style-name="P23">#!/usr/bin/python</text:p>
      <text:p text:style-name="Preformatted_20_Text">class Base:</text:p>
      <text:p text:style-name="Preformatted_20_Text"><text:s text:c="8"/>cnt = 100</text:p>
      <text:p text:style-name="Preformatted_20_Text"><text:s text:c="8"/>def __init__(self):</text:p>
      <text:p text:style-name="Preformatted_20_Text"><text:s text:c="16"/>print "Calling Base Constructor"</text:p>
      <text:p text:style-name="Preformatted_20_Text"><text:s text:c="8"/>def baseMethod(self):</text:p>
      <text:p text:style-name="Preformatted_20_Text"><text:s text:c="16"/>print 'Calling Base Method'</text:p>
      <text:p text:style-name="Preformatted_20_Text"><text:s text:c="8"/>def setAttr(self, attr):</text:p>
      <text:p text:style-name="Preformatted_20_Text"><text:s text:c="16"/>Base.cnt = attr</text:p>
      <text:p text:style-name="Preformatted_20_Text"><text:s text:c="8"/>def getAttr(self):</text:p>
      <text:p text:style-name="Preformatted_20_Text"><text:s text:c="16"/>print "Base Attribute :", Base.cnt</text:p>
      <text:p text:style-name="Preformatted_20_Text"><text:s text:c="8"/></text:p>
      <text:p text:style-name="Preformatted_20_Text">class Derived(Base): </text:p>
      <text:p text:style-name="Preformatted_20_Text"><text:s text:c="8"/>def __init__(self):</text:p>
      <text:p text:style-name="Preformatted_20_Text"><text:s text:c="16"/>print "Calling Derived Constructor"</text:p>
      <text:p text:style-name="Preformatted_20_Text"><text:s text:c="8"/>def derivedMethod(self):</text:p>
      <text:p text:style-name="Preformatted_20_Text"><text:s text:c="16"/>print 'Calling Derived Method'</text:p>
      <text:p text:style-name="Preformatted_20_Text">c = Derived() </text:p>
      <text:p text:style-name="Preformatted_20_Text">c.derivedMethod()</text:p>
      <text:p text:style-name="Preformatted_20_Text">c.baseMethod() </text:p>
      <text:p text:style-name="Preformatted_20_Text">c.setAttr(200) </text:p>
      <text:p text:style-name="P24">c.getAttr()</text:p>
      <text:p text:style-name="P25">5.</text:p>
      <text:p text:style-name="P25">Decorators:<text:span text:style-name="T2">Decorators provide a simple syntax for calling higheer order functions.a decorator is a function that takes another function and extends the behaviour of latter function without expilcitly modifying data.</text:span></text:p>
      <text:p text:style-name="P31"><text:soft-page-break/></text:p>
      <text:p text:style-name="P31"/>
      <text:p text:style-name="P27">Function based Decorators:</text:p>
      <text:p text:style-name="P25">def func1(func_to_decorate):</text:p>
      <text:p text:style-name="P25"><text:s text:c="4"/>def new_func(*args, **kwargs):</text:p>
      <text:p text:style-name="P25"><text:s text:c="8"/>print "Function has been decorated. <text:s/>Congratulations."</text:p>
      <text:p text:style-name="P25"><text:s text:c="8"/>return func_to_decorate(*args, **kwargs)</text:p>
      <text:p text:style-name="P25"><text:s text:c="4"/>return new_func</text:p>
      <text:p text:style-name="P25">@func1</text:p>
      <text:p text:style-name="P25">def print_args(*args):</text:p>
      <text:p text:style-name="P25"><text:s text:c="4"/>for arg in args:</text:p>
      <text:p text:style-name="P25"><text:s text:c="8"/>print arg</text:p>
      <text:p text:style-name="P25">print_args(1, 2, 3)</text:p>
      <text:p text:style-name="P27">Class based decorartors:</text:p>
      <text:p text:style-name="P25">class ClassBasedDecorator(object):</text:p>
      <text:p text:style-name="P25"><text:s text:c="4"/>def __init__(self, arg1, arg2):</text:p>
      <text:p text:style-name="P25"><text:s text:c="8"/>print "INIT ClassBasedDecoratorWithParams"</text:p>
      <text:p text:style-name="P25"><text:s text:c="8"/>print arg1</text:p>
      <text:p text:style-name="P25"><text:s text:c="8"/>print arg2</text:p>
      <text:p text:style-name="P26"><text:s text:c="4"/>def __call__(self, fn, *args, **kwargs):</text:p>
      <text:p text:style-name="P26"><text:s text:c="8"/>print "CALL ClassBasedDecoratorWithParams"</text:p>
      <text:p text:style-name="P25"><text:s text:c="8"/>def new_func(*args, **kwargs):</text:p>
      <text:p text:style-name="P25"><text:s text:c="12"/>print "Function has been decorated. <text:s/>Congratulations."</text:p>
      <text:p text:style-name="P25"><text:s text:c="12"/>return fn(*args, **kwargs)</text:p>
      <text:p text:style-name="P25"><text:s text:c="8"/>return new_func</text:p>
      <text:p text:style-name="P25">@ClassBasedDecorator("arg1", "arg2")</text:p>
      <text:p text:style-name="P25">def print_args_again(*args):</text:p>
      <text:p text:style-name="P25"><text:s text:c="4"/>for arg in args:</text:p>
      <text:p text:style-name="P25"><text:s text:c="8"/>print arg</text:p>
      <text:p text:style-name="P25"><text:soft-page-break/>print_args_again(1, 2, 3)</text:p>
      <text:p text:style-name="P31">3.</text:p>
      <text:p text:style-name="P31">#!/usr/bin/python</text:p>
      <text:p text:style-name="Preformatted_20_Text">class Parent(object): <text:s/></text:p>
      <text:p text:style-name="Preformatted_20_Text"><text:s text:c="8"/>def __init__(self): <text:s/></text:p>
      <text:p text:style-name="Preformatted_20_Text"><text:s text:c="16"/>super(Parent, self).__init__() <text:s/></text:p>
      <text:p text:style-name="Preformatted_20_Text"><text:s text:c="16"/>print("Parent Class") <text:s/></text:p>
      <text:p text:style-name="Preformatted_20_Text"><text:s text:c="6"/></text:p>
      <text:p text:style-name="Preformatted_20_Text">class Child(object): <text:s/></text:p>
      <text:p text:style-name="Preformatted_20_Text"><text:s text:c="8"/>def __init__(self): <text:s/></text:p>
      <text:p text:style-name="Preformatted_20_Text"><text:s text:c="16"/>super(Child, self).__init__() <text:s/></text:p>
      <text:p text:style-name="Preformatted_20_Text"><text:s text:c="16"/>print("Child Class") <text:s/></text:p>
      <text:p text:style-name="Preformatted_20_Text"><text:s text:c="6"/></text:p>
      <text:p text:style-name="Preformatted_20_Text">class GrandChild(Child, Parent): <text:s/></text:p>
      <text:p text:style-name="Preformatted_20_Text"><text:s text:c="8"/>def __init__(self): <text:s/></text:p>
      <text:p text:style-name="Preformatted_20_Text"><text:s text:c="16"/>super(GrandChild, self).__init__() <text:s/></text:p>
      <text:p text:style-name="Preformatted_20_Text"><text:s text:c="16"/>print("GrandChild Class") <text:s/></text:p>
      <text:p text:style-name="Preformatted_20_Text"><text:s text:c="6"/></text:p>
      <text:p text:style-name="P32">GrandChild(); </text:p>
      <text:p text:style-name="P32"><text:span text:style-name="T2">By using the super keyword,we can access the parent class attributes and include it in child class.</text:span> </text:p>
      <text:p text:style-name="P31"/>
      <text:p text:style-name="P2">6.</text:p>
      <text:p text:style-name="P2">Django MVC Architecture:</text:p>
      <text:p text:style-name="P2"><text:s text:c="2"/></text:p>
      <text:p text:style-name="P2">MVC means Model,View and Controller.Model provides the interface with the database containing <text:s/>application data,View decides what information should be present to user,Controller manages the business logic for application and acts as an information broker between model and view</text:p>
      <text:p text:style-name="P2"/>
      <text:p text:style-name="P3">Installation of django:</text:p>
      <text:p text:style-name="P3"/>
      <text:p text:style-name="P5"><text:span text:style-name="Source_20_Text"><text:span text:style-name="T4">p</text:span></text:span><text:span text:style-name="Source_20_Text"><text:span text:style-name="T3">ip install Django</text:span></text:span></text:p>
      <text:p text:style-name="P16"><text:span text:style-name="T8">From the command line, </text:span><text:span text:style-name="Source_20_Text"><text:span text:style-name="T7">cd</text:span></text:span><text:span text:style-name="T8"> into a directory where you’d like to store your code, then run the following command:</text:span></text:p>
      <text:p text:style-name="P30">$ django-admin startproject mysite</text:p>
      <text:p text:style-name="P30"><text:span text:style-name="T9">This will create a </text:span><text:span text:style-name="Source_20_Text"><text:span text:style-name="T9">mysite</text:span></text:span><text:span text:style-name="T9"> directory in your current directory.</text:span></text:p>
      <text:p text:style-name="P9"><text:span text:style-name="T5">Let’s look at what </text:span><text:a xlink:type="simple" xlink:href="https://docs.djangoproject.com/en/1.11/ref/django-admin/#django-admin-startproject" text:style-name="Internet_20_link" text:visited-style-name="Visited_20_Internet_20_Link"><text:span text:style-name="Source_20_Text"><text:span text:style-name="T5">startproject</text:span></text:span></text:a><text:span text:style-name="T5"> created:</text:span></text:p>
      <text:p text:style-name="P33">mysite/</text:p>
      <text:p text:style-name="P22"><text:s text:c="4"/>manage.py</text:p>
      <text:p text:style-name="P22"><text:s text:c="4"/>mysite/</text:p>
      <text:p text:style-name="P22"><text:s text:c="8"/>__init__.py</text:p>
      <text:p text:style-name="P22"><text:s text:c="8"/>settings.py</text:p>
      <text:p text:style-name="P22"><text:s text:c="8"/>urls.py</text:p>
      <text:p text:style-name="P32"><text:s text:c="8"/>wsgi.py</text:p>
      <text:p text:style-name="P11"><text:soft-page-break/></text:p>
      <text:p text:style-name="P12">These files are:</text:p>
      <text:list xml:id="list3299783104784527454" text:style-name="L1">
        <text:list-item>
          <text:p text:style-name="P17"><text:span text:style-name="T12">The outer </text:span><text:span text:style-name="Source_20_Text"><text:span text:style-name="T14">mysite/</text:span></text:span><text:span text:style-name="T14"> </text:span><text:span text:style-name="T12">root directory is just a container for your project. Its name doesn’t matter to Django; you can rename it to anything you like. </text:span></text:p>
        </text:list-item>
        <text:list-item>
          <text:p text:style-name="P17"><text:span text:style-name="Source_20_Text"><text:span text:style-name="T14">manage.py</text:span></text:span><text:span text:style-name="T14">:</text:span><text:span text:style-name="T12"> A command-line utility that lets you interact with this Django project in various ways. You can read all the details about </text:span><text:span text:style-name="Source_20_Text"><text:span text:style-name="T12">manage.py</text:span></text:span><text:span text:style-name="T12"> in <text:s/></text:span></text:p>
        </text:list-item>
        <text:list-item>
          <text:p text:style-name="P17"><text:span text:style-name="T12">The inner </text:span><text:span text:style-name="Source_20_Text"><text:span text:style-name="T12">mysite/</text:span></text:span><text:span text:style-name="T12"> directory is the actual Python package for your project. Its name is the Python package name you’ll need to use to import anything inside it (e.g. </text:span><text:span text:style-name="Source_20_Text"><text:span text:style-name="T12">mysite.urls</text:span></text:span><text:span text:style-name="T12">). </text:span></text:p>
        </text:list-item>
        <text:list-item>
          <text:p text:style-name="P17"><text:span text:style-name="Source_20_Text"><text:span text:style-name="T14">mysite/__init__.py</text:span></text:span><text:span text:style-name="T12">: An empty file that tells Python that this directory should be considered a Python package. </text:span></text:p>
        </text:list-item>
        <text:list-item>
          <text:p text:style-name="P17"><text:span text:style-name="Source_20_Text"><text:span text:style-name="T14">mysite/settings.py</text:span></text:span><text:span text:style-name="T12">: Settings/configuration for this Django project.</text:span></text:p>
        </text:list-item>
        <text:list-item>
          <text:p text:style-name="P17"><text:span text:style-name="Source_20_Text"><text:span text:style-name="T14">mysite/urls.py</text:span></text:span><text:span text:style-name="T12">: The URL declarations for this Django project; a “table of contents” of your Django-powered si</text:span><text:span text:style-name="T13">te</text:span></text:p>
        </text:list-item>
        <text:list-item>
          <text:p text:style-name="P6"><text:span text:style-name="Source_20_Text"><text:span text:style-name="T14">mysite/wsgi.py</text:span></text:span><text:span text:style-name="T12">: An entry-point for WSGI-compatible web servers to serve your project. </text:span></text:p>
        </text:list-item>
      </text:list>
      <text:p text:style-name="P15"><text:span text:style-name="T12">By default, the </text:span><text:a xlink:type="simple" xlink:href="https://docs.djangoproject.com/en/1.11/ref/django-admin/#django-admin-runserver" text:style-name="Internet_20_link" text:visited-style-name="Visited_20_Internet_20_Link"><text:span text:style-name="Source_20_Text"><text:span text:style-name="T15">runserver</text:span></text:span></text:a><text:span text:style-name="T12"> command starts the development server on the internal IP at port 8000.</text:span>If you want to change the server’s port, pass it as a command-line argument. For instance, this command starts the server on port 8080:</text:p>
      <text:p text:style-name="P28">$ python manage.py runserver</text:p>
      <text:p text:style-name="P35"><text:span text:style-name="T16">or </text:span><text:span text:style-name="T17">$ python manage.py runserver </text:span><text:span text:style-name="T18">8080</text:span></text:p>
      <text:p text:style-name="P10"><text:span text:style-name="T11"><text:s/>we’ll create our poll app right next to your </text:span><text:span text:style-name="Source_20_Text"><text:span text:style-name="T11">manage.py</text:span></text:span><text:span text:style-name="T11"> file so that it can be imported as its own top-level module, rather than a submodule of </text:span><text:span text:style-name="Source_20_Text"><text:span text:style-name="T11">mysite</text:span></text:span><text:span text:style-name="T11">.</text:span></text:p>
      <text:p text:style-name="P8">To create your app, make sure you’re in the same directory as <text:span text:style-name="Source_20_Text">manage.py</text:span> and type this command:</text:p>
      <text:p text:style-name="P34">$ python manage.py startapp polls</text:p>
      <text:p text:style-name="P13"><text:span text:style-name="T19">That’ll create a directory </text:span><text:span text:style-name="Source_20_Text"><text:span text:style-name="T19">polls</text:span></text:span><text:span text:style-name="T19">, which is laid out like this:</text:span></text:p>
      <text:p text:style-name="P22">polls/</text:p>
      <text:p text:style-name="P22"><text:s text:c="4"/>__init__.py</text:p>
      <text:p text:style-name="P22"><text:s text:c="4"/>admin.py</text:p>
      <text:p text:style-name="P22"><text:s text:c="4"/>apps.py</text:p>
      <text:p text:style-name="P22"><text:s text:c="4"/>migrations/</text:p>
      <text:p text:style-name="P22"><text:s text:c="8"/>__init__.py</text:p>
      <text:p text:style-name="P22"><text:s text:c="4"/>models.py</text:p>
      <text:p text:style-name="P22"><text:s text:c="4"/>tests.py</text:p>
      <text:p text:style-name="P36"><text:s text:c="4"/>views.py</text:p>
      <text:h text:style-name="P18" text:outline-level="2"><text:span text:style-name="T11">Let’s write the first view. Open the file </text:span><text:span text:style-name="Source_20_Text"><text:span text:style-name="T11">polls/views.py</text:span></text:span><text:span text:style-name="T11"> and put the following Python code in it:</text:span></text:h>
      <text:p text:style-name="P7">polls/views.py</text:p>
      <text:p text:style-name="P21">from django.http import HttpResponse</text:p>
      <text:p text:style-name="P21"><text:soft-page-break/>def index(request):</text:p>
      <text:p text:style-name="P30"><text:s text:c="4"/>return HttpResponse("Hello, world. You're at the polls index.")</text:p>
      <text:p text:style-name="P32"><text:span text:style-name="T20">T</text:span>his is the simplest view possible in Django. To call the view, we need to map it to a URL - and for this we need a URLconf.</text:p>
      <text:p text:style-name="P8">To create a URLconf in the polls directory, create a file called <text:span text:style-name="Source_20_Text">urls.py</text:span>. Your app directory should now look like:</text:p>
      <text:p text:style-name="P22">polls/</text:p>
      <text:p text:style-name="P22"><text:s text:c="4"/>__init__.py</text:p>
      <text:p text:style-name="P22"><text:s text:c="4"/>admin.py</text:p>
      <text:p text:style-name="P22"><text:s text:c="4"/>apps.py</text:p>
      <text:p text:style-name="P22"><text:s text:c="4"/>migrations/</text:p>
      <text:p text:style-name="P22"><text:s text:c="8"/>__init__.py</text:p>
      <text:p text:style-name="P22"><text:s text:c="4"/>models.py</text:p>
      <text:p text:style-name="P22"><text:s text:c="4"/>tests.py</text:p>
      <text:p text:style-name="P22"><text:s text:c="4"/>urls.py</text:p>
      <text:p text:style-name="P32"><text:s text:c="4"/>views.py</text:p>
      <text:p text:style-name="P8">In the <text:span text:style-name="Source_20_Text">polls/urls.py</text:span> file include the following code:</text:p>
      <text:p text:style-name="P7">polls/urls.py</text:p>
      <text:p text:style-name="P21">from django.conf.urls import url</text:p>
      <text:p text:style-name="P21"/>
      <text:p text:style-name="P21">from . import views</text:p>
      <text:p text:style-name="P21"/>
      <text:p text:style-name="P21">urlpatterns = [</text:p>
      <text:p text:style-name="P21"><text:s text:c="4"/>url(r'^$', views.index, name='index'),</text:p>
      <text:p text:style-name="P30">]</text:p>
      <text:p text:style-name="P14"><text:span text:style-name="T19">The next step is to point the root URLconf at the </text:span><text:span text:style-name="Source_20_Text"><text:span text:style-name="T19">polls.urls</text:span></text:span><text:span text:style-name="T19"> module. In </text:span><text:span text:style-name="Source_20_Text"><text:span text:style-name="T19">mysite/urls.py</text:span></text:span><text:span text:style-name="T19">, add an import for </text:span><text:span text:style-name="Source_20_Text"><text:span text:style-name="T19">django.conf.urls.include</text:span></text:span><text:span text:style-name="T19"> and insert an </text:span><text:a xlink:type="simple" xlink:href="https://docs.djangoproject.com/en/1.11/ref/urls/#django.conf.urls.include" text:style-name="Internet_20_link" text:visited-style-name="Visited_20_Internet_20_Link"><text:span text:style-name="Source_20_Text"><text:span text:style-name="T19">include()</text:span></text:span></text:a><text:span text:style-name="T19"> in the </text:span><text:span text:style-name="Source_20_Text"><text:span text:style-name="T19">urlpatterns</text:span></text:span><text:span text:style-name="T19"> list, so you have:</text:span></text:p>
      <text:p text:style-name="P7">mysite/urls.py</text:p>
      <text:p text:style-name="P21">from django.conf.urls import include, url</text:p>
      <text:p text:style-name="P21">from django.contrib import admin</text:p>
      <text:p text:style-name="P21"/>
      <text:p text:style-name="P21">urlpatterns = [</text:p>
      <text:p text:style-name="P21"><text:s text:c="4"/>url(r'^polls/', include('polls.urls')),</text:p>
      <text:p text:style-name="P21"><text:s text:c="4"/>url(r'^admin/', admin.site.urls),</text:p>
      <text:p text:style-name="P30">]</text:p>
      <text:p text:style-name="P37">After this do make migrations and run the server using command ./manage.py runserver.It automatically runs and a dashboard image is created with the name “helloworld”</text:p>
      <text:p text:style-name="P26"><text:s text:c="1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26:08.858196894</meta:creation-date>
    <dc:date>2018-02-06T18:51:25.154280214</dc:date>
    <meta:editing-duration>PT15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74" meta:word-count="831" meta:character-count="7097" meta:non-whitespace-character-count="5459"/>
  </office:meta>
</office:document-meta>
</file>